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7-1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65992" calcext:value-type="float">
            <text:p>-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412" calcext:value-type="float">
            <text:p>11.2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666" calcext:value-type="float">
            <text:p>11.3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5428" calcext:value-type="float">
            <text:p>11.42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2788571429" calcext:value-type="float">
            <text:p>11.3932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25447741936" calcext:value-type="float">
            <text:p>11.4625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10256" calcext:value-type="float">
            <text:p>11.71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24689032258" calcext:value-type="float">
            <text:p>11.9124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828" calcext:value-type="float">
            <text:p>11.70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78830967742" calcext:value-type="float">
            <text:p>11.4778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6650322581" calcext:value-type="float">
            <text:p>11.4906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806" calcext:value-type="float">
            <text:p>11.1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3239483871" calcext:value-type="float">
            <text:p>11.023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652" calcext:value-type="float">
            <text:p>11.05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28791428571" calcext:value-type="float">
            <text:p>10.9528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9984827586" calcext:value-type="float">
            <text:p>11.04999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67615483871" calcext:value-type="float">
            <text:p>11.156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5587096774" calcext:value-type="float">
            <text:p>11.426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8768" calcext:value-type="float">
            <text:p>11.56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59456" calcext:value-type="float">
            <text:p>11.70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97172173913" calcext:value-type="float">
            <text:p>11.519717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1976" calcext:value-type="float">
            <text:p>11.69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02" calcext:value-type="float">
            <text:p>11.46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61776" calcext:value-type="float">
            <text:p>11.27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17298064516" calcext:value-type="float">
            <text:p>11.111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09328" calcext:value-type="float">
            <text:p>11.12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6353548387" calcext:value-type="float">
            <text:p>11.2286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33497142857" calcext:value-type="float">
            <text:p>11.3433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13256" calcext:value-type="float">
            <text:p>11.57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38043870968" calcext:value-type="float">
            <text:p>12.2738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24032" calcext:value-type="float">
            <text:p>12.52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78580645161" calcext:value-type="float">
            <text:p>12.727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65456" calcext:value-type="float">
            <text:p>12.69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55996129032" calcext:value-type="float">
            <text:p>12.6755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75752258065" calcext:value-type="float">
            <text:p>12.3575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3224" calcext:value-type="float">
            <text:p>12.15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50425806452" calcext:value-type="float">
            <text:p>11.955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37176" calcext:value-type="float">
            <text:p>11.91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7349677419" calcext:value-type="float">
            <text:p>12.2837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2817142857" calcext:value-type="float">
            <text:p>12.7042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6024516129" calcext:value-type="float">
            <text:p>12.806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222" calcext:value-type="float">
            <text:p>12.82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41648" calcext:value-type="float">
            <text:p>11.8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86784" calcext:value-type="float">
            <text:p>11.82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7616" calcext:value-type="float">
            <text:p>11.88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29328" calcext:value-type="float">
            <text:p>11.88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7254" calcext:value-type="float">
            <text:p>11.55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826" calcext:value-type="float">
            <text:p>11.56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28984" calcext:value-type="float">
            <text:p>11.3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64973913044" calcext:value-type="float">
            <text:p>11.566497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58824" calcext:value-type="float">
            <text:p>11.55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93951304348" calcext:value-type="float">
            <text:p>11.659395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4616774194" calcext:value-type="float">
            <text:p>11.7194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0093793103" calcext:value-type="float">
            <text:p>11.59700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91842580645" calcext:value-type="float">
            <text:p>11.589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97408" calcext:value-type="float">
            <text:p>11.48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82358709677" calcext:value-type="float">
            <text:p>11.4982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23654193548" calcext:value-type="float">
            <text:p>11.5023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52912" calcext:value-type="float">
            <text:p>11.2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0000516129" calcext:value-type="float">
            <text:p>11.0900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98048" calcext:value-type="float">
            <text:p>11.2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3176774194" calcext:value-type="float">
            <text:p>11.3293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63609655172" calcext:value-type="float">
            <text:p>11.29636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9248516129" calcext:value-type="float">
            <text:p>11.169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15442580645" calcext:value-type="float">
            <text:p>11.421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16272" calcext:value-type="float">
            <text:p>11.90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48748387097" calcext:value-type="float">
            <text:p>11.964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4856" calcext:value-type="float">
            <text:p>11.6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10121290323" calcext:value-type="float">
            <text:p>11.441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21915714286" calcext:value-type="float">
            <text:p>11.112191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8784" calcext:value-type="float">
            <text:p>11.0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6975483871" calcext:value-type="float">
            <text:p>11.19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51263448276" calcext:value-type="float">
            <text:p>11.03512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6648" calcext:value-type="float">
            <text:p>11.2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6403076923" calcext:value-type="float">
            <text:p>11.365640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11583448276" calcext:value-type="float">
            <text:p>11.29115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6490434783" calcext:value-type="float">
            <text:p>11.454649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4665454546" calcext:value-type="float">
            <text:p>11.76846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9764173913" calcext:value-type="float">
            <text:p>11.729764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4138181818" calcext:value-type="float">
            <text:p>11.93541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194" calcext:value-type="float">
            <text:p>11.83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7632" calcext:value-type="float">
            <text:p>11.7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9824" calcext:value-type="float">
            <text:p>11.7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06090511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2496" calcext:value-type="float">
            <text:p>11.8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50" meta:object-count="0"/>
    <meta:user-defined meta:name="AppVersion">3.0</meta:user-defined>
  </office:meta>
</office:document-meta>
</file>